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22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5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custom-shape draw:style-name="gr6" draw:text-style-name="P3" draw:layer="layout" svg:width="0.5cm" svg:height="0.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3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706cm" svg:height="0.706cm" draw:transform="rotate (0.785398163397448) translate (10cm 9.25cm)" svg:viewBox="0 0 707 707" svg:d="M0 0c707 0 707 707 707 707">
          <text:p/>
        </draw:path>
        <draw:path draw:style-name="gr7" draw:text-style-name="P1" draw:layer="layout" svg:width="0.706cm" svg:height="0.706cm" draw:transform="rotate (0.785398163397448) translate (11cm 9.25cm)" svg:viewBox="0 0 707 707" svg:d="M0 0c707 0 707 707 707 707">
          <text:p/>
        </draw:path>
        <draw:path draw:style-name="gr7" draw:text-style-name="P1" draw:layer="layout" svg:width="0.706cm" svg:height="0.706cm" draw:transform="rotate (0.785398163397448) translate (12cm 9.25cm)" svg:viewBox="0 0 707 707" svg:d="M0 0c707 0 707 707 707 707">
          <text:p/>
        </draw:path>
        <draw:path draw:style-name="gr7" draw:text-style-name="P1" draw:layer="layout" svg:width="0.706cm" svg:height="0.706cm" draw:transform="rotate (0.785398163397448) translate (13cm 9.25cm)" svg:viewBox="0 0 707 707" svg:d="M0 0c707 0 707 707 707 70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8T16:24:25.548000000</dc:date>
    <meta:editing-duration>PT2M48S</meta:editing-duration>
    <meta:editing-cycles>2</meta:editing-cycles>
    <meta:generator>LibreOffice/7.2.7.2$Windows_X86_64 LibreOffice_project/8d71d29d553c0f7dcbfa38fbfda25ee34cce99a2</meta:generator>
    <meta:document-statistic meta:object-count="31"/>
  </office:meta>
</office:document-meta>
</file>